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75b" officeooo:paragraph-rsid="0000a75b"/>
    </style:style>
    <style:style style:name="P2" style:family="paragraph" style:parent-style-name="Standard">
      <style:text-properties fo:font-weight="bold" officeooo:rsid="0000a75b" officeooo:paragraph-rsid="0000a75b" style:font-weight-asian="bold" style:font-weight-complex="bold"/>
    </style:style>
    <style:style style:name="P3" style:family="paragraph" style:parent-style-name="Standard">
      <style:text-properties fo:font-weight="bold" officeooo:rsid="0000f536" officeooo:paragraph-rsid="0000f536" style:font-weight-asian="bold" style:font-weight-complex="bold"/>
    </style:style>
    <style:style style:name="P4" style:family="paragraph" style:parent-style-name="Standard">
      <style:text-properties officeooo:rsid="0000f536" officeooo:paragraph-rsid="0000f536"/>
    </style:style>
    <style:style style:name="P5" style:family="paragraph" style:parent-style-name="Standard">
      <style:text-properties officeooo:rsid="0002cee4" officeooo:paragraph-rsid="0002c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roposito de los sockets es el de establecer un canal de comunicacion entre cliente y servidor para recivir y enviar datos. Despues la informacion recivida se procesara para almacenarla en en fichero o base de daros.</text:p>
      <text:p text:style-name="P1"/>
      <text:p text:style-name="P2">Socket</text:p>
      <text:p text:style-name="P1">El socket contiene la informacion necesaria para conectarse el sevidor.</text:p>
      <text:p text:style-name="P1">En el primer parametro se especifica el protocolo que se utiliza el servidor</text:p>
      <text:p text:style-name="P1">En el segundo parametro se especifica la ip de lservidor</text:p>
      <text:p text:style-name="P1">En el tercer parametro se especofoca el puerto por el que el servidor escuche </text:p>
      <text:p text:style-name="P1">En el cuero parametro se puede especifiacr el tiempo de espera TIMEOUT</text:p>
      <text:p text:style-name="P1"/>
      <text:p text:style-name="P2">ServerSocket</text:p>
      <text:p text:style-name="P1">El serversocket contiene la configuracion del servidor</text:p>
      <text:p text:style-name="P1">En el primer parametro se especifica el protocolo que se utiliza</text:p>
      <text:p text:style-name="P1">En el segundo parametro se especifica la ip </text:p>
      <text:p text:style-name="P1">En el tercer parametro se especofoca el puerto por el que el servidor escuche </text:p>
      <text:p text:style-name="P1">En el cuero parametro se puede especifiacr el tiempo de espera TIMEOUT </text:p>
      <text:p text:style-name="P1"/>
      <text:p text:style-name="P3">SocketHints</text:p>
      <text:p text:style-name="P4">Su utuliza para configura el Socket. Concretamente el timeout</text:p>
      <text:p text:style-name="P3">ServerSocketHints</text:p>
      <text:p text:style-name="P5">Sirve para configurar el TIMEOUT del servid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16T20:27:47.792000000</dc:date>
    <meta:editing-duration>PT7M22S</meta:editing-duration>
    <meta:editing-cycles>1</meta:editing-cycles>
    <meta:document-statistic meta:table-count="0" meta:image-count="0" meta:object-count="0" meta:page-count="1" meta:paragraph-count="17" meta:word-count="168" meta:character-count="1033" meta:non-whitespace-character-count="878"/>
  </office:meta>
</office:document-meta>
</file>